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726" officeooo:paragraph-rsid="001e2726"/>
    </style:style>
    <style:style style:name="P2" style:family="paragraph" style:parent-style-name="Standard">
      <style:text-properties officeooo:rsid="00206cb2" officeooo:paragraph-rsid="00206cb2"/>
    </style:style>
    <style:style style:name="P3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  <style:text-properties officeooo:rsid="001e2726" officeooo:paragraph-rsid="001e2726"/>
    </style:style>
    <style:style style:name="P4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</style:style>
    <style:style style:name="T1" style:family="text">
      <style:text-properties officeooo:rsid="001b4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x<text:span text:style-name="T1">Q</text:span></text:p>
      <text:p text:style-name="P1"/>
      <text:p text:style-name="Standard">ans =</text:p>
      <text:p text:style-name="Standard"/>
      <text:p text:style-name="Standard"><text:s text:c="3"/>1.0e-04 *</text:p>
      <text:p text:style-name="Standard"/>
      <text:p text:style-name="Standard"><text:s text:c="2"/>-0.009300041189375</text:p>
      <text:p text:style-name="Standard"><text:s text:c="2"/>-0.089854738620746</text:p>
      <text:p text:style-name="Standard"><text:s text:c="2"/>-0.042995483350294</text:p>
      <text:p text:style-name="Standard"><text:s text:c="2"/>-0.145117680552254</text:p>
      <text:p text:style-name="Standard"><text:s text:c="3"/>0.000000001150583</text:p>
      <text:p text:style-name="Standard"><text:s text:c="3"/>0.000000000332083</text:p>
      <text:p text:style-name="Standard"><text:s text:c="2"/>-0.000116232629077</text:p>
      <text:p text:style-name="Standard"/>
      <text:p text:style-name="Standard">ans =</text:p>
      <text:p text:style-name="Standard"/>
      <text:p text:style-name="Standard"><text:s text:c="2"/>-0.009448290313000 <text:s/>-0.000974628934461 <text:s text:c="2"/>0.009725605802628 <text:s/>-0.000111852756965 <text:s/>-0.003974165386743 <text:s text:c="2"/>0.000364107093461 <text:s text:c="2"/>0.002685027282473</text:p>
      <text:p text:style-name="Standard"/>
      <text:p text:style-name="P3">cpp</text:p>
      <text:p text:style-name="P1"/>
      <text:p text:style-name="P1">7654321</text:p>
      <text:p text:style-name="P1">1655092314.55169<text:tab/>0.00266780817624333<text:tab/>0.000362062984236357<text:tab/>-0.00394868122933889<text:tab/>-0.000111185990296040<text:tab/>0.00966143626356511<text:tab/>-0.000969162676635857<text:tab/>-0.00938584505473136</text:p>
      <text:p text:style-name="P1">Y x z v1 v3 v2</text:p>
      <text:p text:style-name="Standard">-8.92295432039850e-06<text:tab/>-9.20750901411971e-07<text:tab/>-4.27445362083390e-06<text:tab/>4.99598015489321e-10<text:tab/>-1.16149985185388e-08<text:tab/>2.66500731266154e-09</text:p>
      <text:p text:style-name="P2"/>
      <text:p text:style-name="P2">qs 1.00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21:59:14.049645831</meta:creation-date>
    <dc:date>2022-06-15T22:39:12.628095583</dc:date>
    <meta:editing-duration>PT39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45" meta:character-count="632" meta:non-whitespace-character-count="575"/>
  </office:meta>
</office:document-meta>
</file>